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eLongRangeTag.setMinimum( String minim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eLongRange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idateLongRangeTag.createValida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alidateLongRangeTag.setMaximum( String maxim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eLongRangeTag.doStartTag( String namespaceURI , String localName , String qName , Attributes at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